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1" svg:font-family="'Arial CE'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5.38mm"/>
    </style:style>
    <style:style style:name="co4" style:family="table-column">
      <style:table-column-properties fo:break-before="auto" style:column-width="13.71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16.14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21mm" fo:break-before="auto" style:use-optimal-row-height="false"/>
    </style:style>
    <style:style style:name="ro6" style:family="table-row">
      <style:table-row-properties style:row-height="5.1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cw1-powtórzeniow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style:text-align-source="fix" style:repeat-content="false" fo:wrap-option="wrap" fo:padding="0.71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fo:background-color="transparent" fo:border="0.06pt solid #0000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" style:family="table-cell" style:parent-style-name="Excel_5f_BuiltIn_5f_Comma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Excel_5f_BuiltIn_5f_Percen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1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2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Excel_5f_BuiltIn_5f_Comma" style:data-style-name="N14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  <style:map style:condition="cell-content()=5" style:apply-style-name="Excel_5f_CondFormat_5f_1_5f_1_5f_1" style:base-cell-address="'zad 1'.H3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zad 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table:number-columns-repeated="5"/>
          <table:table-cell table:style-name="ce29"/>
          <table:table-cell table:style-name="ce1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>
            <text:p>Nazwisko</text:p>
          </table:table-cell>
          <table:table-cell table:style-name="ce2" office:value-type="string" calcext:value-type="string">
            <text:p>Imię</text:p>
          </table:table-cell>
          <table:table-cell table:style-name="ce2" office:value-type="string" calcext:value-type="string">
            <text:p>Test A</text:p>
          </table:table-cell>
          <table:table-cell table:style-name="ce2" office:value-type="string" calcext:value-type="string">
            <text:p>Test B</text:p>
          </table:table-cell>
          <table:table-cell table:style-name="ce27" office:value-type="string" calcext:value-type="string">
            <text:p>Łączna liczba zdobytych punktów</text:p>
          </table:table-cell>
          <table:table-cell table:style-name="ce30" office:value-type="string" office:string-value="% zdobytych punktów" calcext:value-type="string">
            <text:p>% zdobytych punktów </text:p>
          </table:table-cell>
          <table:table-cell table:style-name="ce27" office:value-type="string" calcext:value-type="string">
            <text:p>Zaliczenie (TAK/NIE)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3" office:value-type="string" calcext:value-type="string">
            <text:p>Kasjopea</text:p>
          </table:table-cell>
          <table:table-cell table:style-name="ce3" office:value-type="string" calcext:value-type="string">
            <text:p>Dominik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[.C3]+[.D3]" office:value-type="float" office:value="108" calcext:value-type="float">
            <text:p>108</text:p>
          </table:table-cell>
          <table:table-cell table:style-name="ce31" table:formula="of:=[.E3]/180" office:value-type="percentage" office:value="0.6" calcext:value-type="percentage">
            <text:p>60,00%</text:p>
          </table:table-cell>
          <table:table-cell table:style-name="ce35" table:formula="of:=IF([.F3]&lt;0.45;&quot;NIE&quot;;&quot;TAK&quot;)" office:value-type="string" office:string-value="TAK" calcext:value-type="string">
            <text:p>TAK</text:p>
          </table:table-cell>
          <table:table-cell table:style-name="ce39" table:formula="of:=IF([.E3]&lt;95;1;IF([.E3]&lt;150;3;IF([.E3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ndrus</text:p>
          </table:table-cell>
          <table:table-cell table:style-name="ce3" office:value-type="string" calcext:value-type="string">
            <text:p>Tomasz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formula="of:=[.C4]+[.D4]" office:value-type="float" office:value="61" calcext:value-type="float">
            <text:p>61</text:p>
          </table:table-cell>
          <table:table-cell table:style-name="ce31" table:formula="of:=[.E4]/180" office:value-type="percentage" office:value="0.338888888888889" calcext:value-type="percentage">
            <text:p>33,89%</text:p>
          </table:table-cell>
          <table:table-cell table:style-name="ce35" table:formula="of:=IF([.F4]&lt;0.45;&quot;NIE&quot;;&quot;TAK&quot;)" office:value-type="string" office:string-value="NIE" calcext:value-type="string">
            <text:p>NIE</text:p>
          </table:table-cell>
          <table:table-cell table:style-name="ce39" table:formula="of:=IF([.E4]&lt;95;1;IF([.E4]&lt;150;3;IF([.E4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ankowski</text:p>
          </table:table-cell>
          <table:table-cell table:style-name="ce3" office:value-type="string" calcext:value-type="string">
            <text:p>Mariusz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[.C5]+[.D5]" office:value-type="float" office:value="111" calcext:value-type="float">
            <text:p>111</text:p>
          </table:table-cell>
          <table:table-cell table:style-name="ce31" table:formula="of:=[.E5]/180" office:value-type="percentage" office:value="0.616666666666667" calcext:value-type="percentage">
            <text:p>61,67%</text:p>
          </table:table-cell>
          <table:table-cell table:style-name="ce35" table:formula="of:=IF([.F5]&lt;0.45;&quot;NIE&quot;;&quot;TAK&quot;)" office:value-type="string" office:string-value="TAK" calcext:value-type="string">
            <text:p>TAK</text:p>
          </table:table-cell>
          <table:table-cell table:style-name="ce39" table:formula="of:=IF([.E5]&lt;95;1;IF([.E5]&lt;150;3;IF([.E5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ybicki</text:p>
          </table:table-cell>
          <table:table-cell table:style-name="ce3" office:value-type="string" calcext:value-type="string">
            <text:p>Daniel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[.C6]+[.D6]" office:value-type="float" office:value="121" calcext:value-type="float">
            <text:p>121</text:p>
          </table:table-cell>
          <table:table-cell table:style-name="ce31" table:formula="of:=[.E6]/180" office:value-type="percentage" office:value="0.672222222222222" calcext:value-type="percentage">
            <text:p>67,22%</text:p>
          </table:table-cell>
          <table:table-cell table:style-name="ce35" table:formula="of:=IF([.F6]&lt;0.45;&quot;NIE&quot;;&quot;TAK&quot;)" office:value-type="string" office:string-value="TAK" calcext:value-type="string">
            <text:p>TAK</text:p>
          </table:table-cell>
          <table:table-cell table:style-name="ce39" table:formula="of:=IF([.E6]&lt;95;1;IF([.E6]&lt;150;3;IF([.E6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labatros</text:p>
          </table:table-cell>
          <table:table-cell table:style-name="ce3" office:value-type="string" calcext:value-type="string">
            <text:p>Arkadiusz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5" calcext:value-type="float">
            <text:p>65</text:p>
          </table:table-cell>
          <table:table-cell table:style-name="ce19" table:formula="of:=[.C7]+[.D7]" office:value-type="float" office:value="108" calcext:value-type="float">
            <text:p>108</text:p>
          </table:table-cell>
          <table:table-cell table:style-name="ce31" table:formula="of:=[.E7]/180" office:value-type="percentage" office:value="0.6" calcext:value-type="percentage">
            <text:p>60,00%</text:p>
          </table:table-cell>
          <table:table-cell table:style-name="ce35" table:formula="of:=IF([.F7]&lt;0.45;&quot;NIE&quot;;&quot;TAK&quot;)" office:value-type="string" office:string-value="TAK" calcext:value-type="string">
            <text:p>TAK</text:p>
          </table:table-cell>
          <table:table-cell table:style-name="ce39" table:formula="of:=IF([.E7]&lt;95;1;IF([.E7]&lt;150;3;IF([.E7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ntera</text:p>
          </table:table-cell>
          <table:table-cell table:style-name="ce3" office:value-type="string" calcext:value-type="string">
            <text:p>Anita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7" calcext:value-type="float">
            <text:p>67</text:p>
          </table:table-cell>
          <table:table-cell table:style-name="ce19" table:formula="of:=[.C8]+[.D8]" office:value-type="float" office:value="121" calcext:value-type="float">
            <text:p>121</text:p>
          </table:table-cell>
          <table:table-cell table:style-name="ce31" table:formula="of:=[.E8]/180" office:value-type="percentage" office:value="0.672222222222222" calcext:value-type="percentage">
            <text:p>67,22%</text:p>
          </table:table-cell>
          <table:table-cell table:style-name="ce35" table:formula="of:=IF([.F8]&lt;0.45;&quot;NIE&quot;;&quot;TAK&quot;)" office:value-type="string" office:string-value="TAK" calcext:value-type="string">
            <text:p>TAK</text:p>
          </table:table-cell>
          <table:table-cell table:style-name="ce39" table:formula="of:=IF([.E8]&lt;95;1;IF([.E8]&lt;150;3;IF([.E8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ajuta</text:p>
          </table:table-cell>
          <table:table-cell table:style-name="ce3" office:value-type="string" calcext:value-type="string">
            <text:p>Daniel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[.C9]+[.D9]" office:value-type="float" office:value="102" calcext:value-type="float">
            <text:p>102</text:p>
          </table:table-cell>
          <table:table-cell table:style-name="ce31" table:formula="of:=[.E9]/180" office:value-type="percentage" office:value="0.566666666666667" calcext:value-type="percentage">
            <text:p>56,67%</text:p>
          </table:table-cell>
          <table:table-cell table:style-name="ce35" table:formula="of:=IF([.F9]&lt;0.45;&quot;NIE&quot;;&quot;TAK&quot;)" office:value-type="string" office:string-value="TAK" calcext:value-type="string">
            <text:p>TAK</text:p>
          </table:table-cell>
          <table:table-cell table:style-name="ce39" table:formula="of:=IF([.E9]&lt;95;1;IF([.E9]&lt;150;3;IF([.E9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palin</text:p>
          </table:table-cell>
          <table:table-cell table:style-name="ce3" office:value-type="string" calcext:value-type="string">
            <text:p>Krystyna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[.C10]+[.D10]" office:value-type="float" office:value="105" calcext:value-type="float">
            <text:p>105</text:p>
          </table:table-cell>
          <table:table-cell table:style-name="ce31" table:formula="of:=[.E10]/180" office:value-type="percentage" office:value="0.583333333333333" calcext:value-type="percentage">
            <text:p>58,33%</text:p>
          </table:table-cell>
          <table:table-cell table:style-name="ce35" table:formula="of:=IF([.F10]&lt;0.45;&quot;NIE&quot;;&quot;TAK&quot;)" office:value-type="string" office:string-value="TAK" calcext:value-type="string">
            <text:p>TAK</text:p>
          </table:table-cell>
          <table:table-cell table:style-name="ce39" table:formula="of:=IF([.E10]&lt;95;1;IF([.E10]&lt;150;3;IF([.E10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per</text:p>
          </table:table-cell>
          <table:table-cell table:style-name="ce3" office:value-type="string" calcext:value-type="string">
            <text:p>Paweł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44" calcext:value-type="float">
            <text:p>44</text:p>
          </table:table-cell>
          <table:table-cell table:style-name="ce19" table:formula="of:=[.C11]+[.D11]" office:value-type="float" office:value="113" calcext:value-type="float">
            <text:p>113</text:p>
          </table:table-cell>
          <table:table-cell table:style-name="ce31" table:formula="of:=[.E11]/180" office:value-type="percentage" office:value="0.627777777777778" calcext:value-type="percentage">
            <text:p>62,78%</text:p>
          </table:table-cell>
          <table:table-cell table:style-name="ce35" table:formula="of:=IF([.F11]&lt;0.45;&quot;NIE&quot;;&quot;TAK&quot;)" office:value-type="string" office:string-value="TAK" calcext:value-type="string">
            <text:p>TAK</text:p>
          </table:table-cell>
          <table:table-cell table:style-name="ce39" table:formula="of:=IF([.E11]&lt;95;1;IF([.E11]&lt;150;3;IF([.E11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bowski</text:p>
          </table:table-cell>
          <table:table-cell table:style-name="ce3" office:value-type="string" calcext:value-type="string">
            <text:p>Jarosław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5" calcext:value-type="float">
            <text:p>85</text:p>
          </table:table-cell>
          <table:table-cell table:style-name="ce19" table:formula="of:=[.C12]+[.D12]" office:value-type="float" office:value="174" calcext:value-type="float">
            <text:p>174</text:p>
          </table:table-cell>
          <table:table-cell table:style-name="ce31" table:formula="of:=[.E12]/180" office:value-type="percentage" office:value="0.966666666666667" calcext:value-type="percentage">
            <text:p>96,67%</text:p>
          </table:table-cell>
          <table:table-cell table:style-name="ce35" table:formula="of:=IF([.F12]&lt;0.45;&quot;NIE&quot;;&quot;TAK&quot;)" office:value-type="string" office:string-value="TAK" calcext:value-type="string">
            <text:p>TAK</text:p>
          </table:table-cell>
          <table:table-cell table:style-name="ce39" table:formula="of:=IF([.E12]&lt;95;1;IF([.E12]&lt;150;3;IF([.E12]&lt;175;5;6)))" office:value-type="boolean" office:boolean-value="5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mbor</text:p>
          </table:table-cell>
          <table:table-cell table:style-name="ce3" office:value-type="string" calcext:value-type="string">
            <text:p>Krzysztof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C13]+[.D13]" office:value-type="float" office:value="43" calcext:value-type="float">
            <text:p>43</text:p>
          </table:table-cell>
          <table:table-cell table:style-name="ce31" table:formula="of:=[.E13]/180" office:value-type="percentage" office:value="0.238888888888889" calcext:value-type="percentage">
            <text:p>23,89%</text:p>
          </table:table-cell>
          <table:table-cell table:style-name="ce35" table:formula="of:=IF([.F13]&lt;0.45;&quot;NIE&quot;;&quot;TAK&quot;)" office:value-type="string" office:string-value="NIE" calcext:value-type="string">
            <text:p>NIE</text:p>
          </table:table-cell>
          <table:table-cell table:style-name="ce39" table:formula="of:=IF([.E13]&lt;95;1;IF([.E13]&lt;150;3;IF([.E13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ptor</text:p>
          </table:table-cell>
          <table:table-cell table:style-name="ce3" office:value-type="string" calcext:value-type="string">
            <text:p>Karolina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formula="of:=[.C14]+[.D14]" office:value-type="float" office:value="57" calcext:value-type="float">
            <text:p>57</text:p>
          </table:table-cell>
          <table:table-cell table:style-name="ce31" table:formula="of:=[.E14]/180" office:value-type="percentage" office:value="0.316666666666667" calcext:value-type="percentage">
            <text:p>31,67%</text:p>
          </table:table-cell>
          <table:table-cell table:style-name="ce35" table:formula="of:=IF([.F14]&lt;0.45;&quot;NIE&quot;;&quot;TAK&quot;)" office:value-type="string" office:string-value="NIE" calcext:value-type="string">
            <text:p>NIE</text:p>
          </table:table-cell>
          <table:table-cell table:style-name="ce39" table:formula="of:=IF([.E14]&lt;95;1;IF([.E14]&lt;150;3;IF([.E14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maret</text:p>
          </table:table-cell>
          <table:table-cell table:style-name="ce3" office:value-type="string" calcext:value-type="string">
            <text:p>Anna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[.C15]+[.D15]" office:value-type="float" office:value="101" calcext:value-type="float">
            <text:p>101</text:p>
          </table:table-cell>
          <table:table-cell table:style-name="ce31" table:formula="of:=[.E15]/180" office:value-type="percentage" office:value="0.561111111111111" calcext:value-type="percentage">
            <text:p>56,11%</text:p>
          </table:table-cell>
          <table:table-cell table:style-name="ce35" table:formula="of:=IF([.F15]&lt;0.45;&quot;NIE&quot;;&quot;TAK&quot;)" office:value-type="string" office:string-value="TAK" calcext:value-type="string">
            <text:p>TAK</text:p>
          </table:table-cell>
          <table:table-cell table:style-name="ce39" table:formula="of:=IF([.E15]&lt;95;1;IF([.E15]&lt;150;3;IF([.E15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Wikiński</text:p>
          </table:table-cell>
          <table:table-cell table:style-name="ce3" office:value-type="string" calcext:value-type="string">
            <text:p>Joanna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[.C16]+[.D16]" office:value-type="float" office:value="111" calcext:value-type="float">
            <text:p>111</text:p>
          </table:table-cell>
          <table:table-cell table:style-name="ce31" table:formula="of:=[.E16]/180" office:value-type="percentage" office:value="0.616666666666667" calcext:value-type="percentage">
            <text:p>61,67%</text:p>
          </table:table-cell>
          <table:table-cell table:style-name="ce35" table:formula="of:=IF([.F16]&lt;0.45;&quot;NIE&quot;;&quot;TAK&quot;)" office:value-type="string" office:string-value="TAK" calcext:value-type="string">
            <text:p>TAK</text:p>
          </table:table-cell>
          <table:table-cell table:style-name="ce39" table:formula="of:=IF([.E16]&lt;95;1;IF([.E16]&lt;150;3;IF([.E16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alcki</text:p>
          </table:table-cell>
          <table:table-cell table:style-name="ce3" office:value-type="string" calcext:value-type="string">
            <text:p>Paulina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formula="of:=[.C17]+[.D17]" office:value-type="float" office:value="112" calcext:value-type="float">
            <text:p>112</text:p>
          </table:table-cell>
          <table:table-cell table:style-name="ce31" table:formula="of:=[.E17]/180" office:value-type="percentage" office:value="0.622222222222222" calcext:value-type="percentage">
            <text:p>62,22%</text:p>
          </table:table-cell>
          <table:table-cell table:style-name="ce35" table:formula="of:=IF([.F17]&lt;0.45;&quot;NIE&quot;;&quot;TAK&quot;)" office:value-type="string" office:string-value="TAK" calcext:value-type="string">
            <text:p>TAK</text:p>
          </table:table-cell>
          <table:table-cell table:style-name="ce39" table:formula="of:=IF([.E17]&lt;95;1;IF([.E17]&lt;150;3;IF([.E17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uraka</text:p>
          </table:table-cell>
          <table:table-cell table:style-name="ce3" office:value-type="string" calcext:value-type="string">
            <text:p>Monika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6" calcext:value-type="float">
            <text:p>56</text:p>
          </table:table-cell>
          <table:table-cell table:style-name="ce19" table:formula="of:=[.C18]+[.D18]" office:value-type="float" office:value="92" calcext:value-type="float">
            <text:p>92</text:p>
          </table:table-cell>
          <table:table-cell table:style-name="ce31" table:formula="of:=[.E18]/180" office:value-type="percentage" office:value="0.511111111111111" calcext:value-type="percentage">
            <text:p>51,11%</text:p>
          </table:table-cell>
          <table:table-cell table:style-name="ce35" table:formula="of:=IF([.F18]&lt;0.45;&quot;NIE&quot;;&quot;TAK&quot;)" office:value-type="string" office:string-value="TAK" calcext:value-type="string">
            <text:p>TAK</text:p>
          </table:table-cell>
          <table:table-cell table:style-name="ce39" table:formula="of:=IF([.E18]&lt;95;1;IF([.E18]&lt;150;3;IF([.E18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ramin</text:p>
          </table:table-cell>
          <table:table-cell table:style-name="ce3" office:value-type="string" calcext:value-type="string">
            <text:p>Mariusz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formula="of:=[.C19]+[.D19]" office:value-type="float" office:value="44" calcext:value-type="float">
            <text:p>44</text:p>
          </table:table-cell>
          <table:table-cell table:style-name="ce31" table:formula="of:=[.E19]/180" office:value-type="percentage" office:value="0.244444444444444" calcext:value-type="percentage">
            <text:p>24,44%</text:p>
          </table:table-cell>
          <table:table-cell table:style-name="ce35" table:formula="of:=IF([.F19]&lt;0.45;&quot;NIE&quot;;&quot;TAK&quot;)" office:value-type="string" office:string-value="NIE" calcext:value-type="string">
            <text:p>NIE</text:p>
          </table:table-cell>
          <table:table-cell table:style-name="ce39" table:formula="of:=IF([.E19]&lt;95;1;IF([.E19]&lt;150;3;IF([.E19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Zachara</text:p>
          </table:table-cell>
          <table:table-cell table:style-name="ce3" office:value-type="string" calcext:value-type="string">
            <text:p>Patrycja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[.C20]+[.D20]" office:value-type="float" office:value="61" calcext:value-type="float">
            <text:p>61</text:p>
          </table:table-cell>
          <table:table-cell table:style-name="ce31" table:formula="of:=[.E20]/180" office:value-type="percentage" office:value="0.338888888888889" calcext:value-type="percentage">
            <text:p>33,89%</text:p>
          </table:table-cell>
          <table:table-cell table:style-name="ce35" table:formula="of:=IF([.F20]&lt;0.45;&quot;NIE&quot;;&quot;TAK&quot;)" office:value-type="string" office:string-value="NIE" calcext:value-type="string">
            <text:p>NIE</text:p>
          </table:table-cell>
          <table:table-cell table:style-name="ce39" table:formula="of:=IF([.E20]&lt;95;1;IF([.E20]&lt;150;3;IF([.E20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ejrowski</text:p>
          </table:table-cell>
          <table:table-cell table:style-name="ce3" office:value-type="string" calcext:value-type="string">
            <text:p>Janusz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[.C21]+[.D21]" office:value-type="float" office:value="94" calcext:value-type="float">
            <text:p>94</text:p>
          </table:table-cell>
          <table:table-cell table:style-name="ce31" table:formula="of:=[.E21]/180" office:value-type="percentage" office:value="0.522222222222222" calcext:value-type="percentage">
            <text:p>52,22%</text:p>
          </table:table-cell>
          <table:table-cell table:style-name="ce35" table:formula="of:=IF([.F21]&lt;0.45;&quot;NIE&quot;;&quot;TAK&quot;)" office:value-type="string" office:string-value="TAK" calcext:value-type="string">
            <text:p>TAK</text:p>
          </table:table-cell>
          <table:table-cell table:style-name="ce39" table:formula="of:=IF([.E21]&lt;95;1;IF([.E21]&lt;150;3;IF([.E21]&lt;175;5;6)))" office:value-type="boolean" office:boolean-value="true" calcext:value-type="boolean">
            <text:p>PRAW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uler</text:p>
          </table:table-cell>
          <table:table-cell table:style-name="ce3" office:value-type="string" calcext:value-type="string">
            <text:p>Izabela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84" calcext:value-type="float">
            <text:p>84</text:p>
          </table:table-cell>
          <table:table-cell table:style-name="ce19" table:formula="of:=[.C22]+[.D22]" office:value-type="float" office:value="131" calcext:value-type="float">
            <text:p>131</text:p>
          </table:table-cell>
          <table:table-cell table:style-name="ce31" table:formula="of:=[.E22]/180" office:value-type="percentage" office:value="0.727777777777778" calcext:value-type="percentage">
            <text:p>72,78%</text:p>
          </table:table-cell>
          <table:table-cell table:style-name="ce35" table:formula="of:=IF([.F22]&lt;0.45;&quot;NIE&quot;;&quot;TAK&quot;)" office:value-type="string" office:string-value="TAK" calcext:value-type="string">
            <text:p>TAK</text:p>
          </table:table-cell>
          <table:table-cell table:style-name="ce39" table:formula="of:=IF([.E22]&lt;95;1;IF([.E22]&lt;150;3;IF([.E22]&lt;175;5;6)))" office:value-type="boolean" office:boolean-value="3" calcext:value-type="boolean">
            <text:p>PRAWD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4" office:value-type="string" calcext:value-type="string">
            <text:p>Razem</text:p>
          </table:table-cell>
          <table:table-cell table:style-name="ce14" table:formula="of:=SUM([.C3:.C22])" office:value-type="float" office:value="981" calcext:value-type="float">
            <text:p>981</text:p>
          </table:table-cell>
          <table:table-cell table:style-name="ce14" table:formula="of:=SUM([.D3:.D22])" office:value-type="float" office:value="989" calcext:value-type="float">
            <text:p>989</text:p>
          </table:table-cell>
          <table:table-cell table:style-name="ce14" table:formula="of:=SUM([.E3:.E22])" office:value-type="float" office:value="1970" calcext:value-type="float">
            <text:p>1970</text:p>
          </table:table-cell>
          <table:table-cell table:style-name="ce32" office:value-type="string" office:string-value="Zaliczyło" calcext:value-type="string">
            <text:p>Zaliczyło </text:p>
          </table:table-cell>
          <table:table-cell table:style-name="ce14" table:formula="of:=COUNTIF([.G3:.G22];[.G3])" office:value-type="float" office:value="15" calcext:value-type="float">
            <text:p>15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Default"/>
          <table:table-cell table:style-name="ce9" office:value-type="string" calcext:value-type="string">
            <text:p>Średnia</text:p>
          </table:table-cell>
          <table:table-cell table:style-name="Default" table:formula="of:=[.C23]/22" office:value-type="float" office:value="44.5909090909091" calcext:value-type="float">
            <text:p>44,5909090909</text:p>
          </table:table-cell>
          <table:table-cell table:style-name="ce9" table:formula="of:=[.D23]/22" office:value-type="float" office:value="44.9545454545455" calcext:value-type="float">
            <text:p>44,9545454545</text:p>
          </table:table-cell>
          <table:table-cell table:style-name="ce9" table:formula="of:=[.E23]/22" office:value-type="float" office:value="89.5454545454546" calcext:value-type="float">
            <text:p>89,5454545455</text:p>
          </table:table-cell>
          <table:table-cell/>
          <table:table-cell table:style-name="ce36" table:number-columns-repeated="2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2" table:number-rows-spanned="1">
            <text:p>OCENY</text:p>
          </table:table-cell>
          <table:covered-table-cell table:style-name="ce5"/>
          <table:table-cell table:style-name="ce4" table:number-columns-repeated="2"/>
          <table:table-cell table:style-name="ce14" office:value-type="string" calcext:value-type="string">
            <text:p>Ocena</text:p>
          </table:table-cell>
          <table:table-cell table:style-name="ce33" office:value-type="string" office:string-value="Ilość uczniów" calcext:value-type="string" table:number-columns-spanned="2" table:number-rows-spanned="1">
            <text:p>Ilość uczniów </text:p>
          </table:table-cell>
          <table:covered-table-cell table:style-name="ce14"/>
          <table:table-cell table:style-name="ce41"/>
          <table:table-cell table:style-name="ce43" office:value-type="string" calcext:value-type="string" table:number-columns-spanned="3" table:number-rows-spanned="2">
            <text:p>Średnia ilość punktów osób,</text:p>
            <text:p> które otrzymały ocenę 2</text:p>
          </table:table-cell>
          <table:covered-table-cell table:number-columns-repeated="2"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minimum </text:p>
          </table:table-cell>
          <table:table-cell table:style-name="ce15" office:value-type="string" office:string-value="ocena" calcext:value-type="string">
            <text:p>ocena </text:p>
          </table:table-cell>
          <table:table-cell table:style-name="ce4" table:number-columns-repeated="2"/>
          <table:table-cell table:style-name="ce14" office:value-type="float" office:value="1" calcext:value-type="float">
            <text:p>1</text:p>
          </table:table-cell>
          <table:table-cell table:style-name="ce33" table:number-columns-spanned="2" table:number-rows-spanned="1"/>
          <table:covered-table-cell table:style-name="ce14"/>
          <table:table-cell table:style-name="ce41"/>
          <table:covered-table-cell table:style-name="ce43"/>
          <table:covered-table-cell table:number-columns-repeated="2" table:style-name="ce9"/>
          <table:table-cell table:number-columns-repeated="1013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4" office:value-type="float" office:value="2" calcext:value-type="float">
            <text:p>2</text:p>
          </table:table-cell>
          <table:table-cell table:style-name="ce33" table:number-columns-spanned="2" table:number-rows-spanned="1"/>
          <table:covered-table-cell table:style-name="ce14"/>
          <table:table-cell table:style-name="ce41"/>
          <table:table-cell table:style-name="ce43"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4" office:value-type="float" office:value="3" calcext:value-type="float">
            <text:p>3</text:p>
          </table:table-cell>
          <table:table-cell table:style-name="ce33" table:number-columns-spanned="2" table:number-rows-spanned="1"/>
          <table:covered-table-cell table:style-name="ce14"/>
          <table:table-cell table:style-name="ce41"/>
          <table:table-cell table:number-columns-repeated="1016"/>
        </table:table-row>
        <table:table-row table:style-name="ro3">
          <table:table-cell table:style-name="ce7" office:value-type="float" office:value="150" calcext:value-type="float">
            <text:p>150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24"/>
          <table:table-cell table:style-name="ce3" office:value-type="float" office:value="4" calcext:value-type="float">
            <text:p>4</text:p>
          </table:table-cell>
          <table:table-cell table:style-name="ce33" table:number-columns-spanned="2" table:number-rows-spanned="1"/>
          <table:covered-table-cell table:style-name="ce3"/>
          <table:table-cell table:style-name="ce41"/>
          <table:table-cell table:number-columns-repeated="1016"/>
        </table:table-row>
        <table:table-row table:style-name="ro3">
          <table:table-cell table:style-name="ce8" office:value-type="float" office:value="165" calcext:value-type="float">
            <text:p>165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24"/>
          <table:table-cell table:style-name="ce14" office:value-type="float" office:value="5" calcext:value-type="float">
            <text:p>5</text:p>
          </table:table-cell>
          <table:table-cell table:style-name="ce33" table:number-columns-spanned="2" table:number-rows-spanned="1"/>
          <table:covered-table-cell table:style-name="ce3"/>
          <table:table-cell table:style-name="ce41"/>
          <table:table-cell table:number-columns-repeated="1016"/>
        </table:table-row>
        <table:table-row table:style-name="ro3"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6" calcext:value-type="float">
            <text:p>6</text:p>
          </table:table-cell>
          <table:table-cell table:style-name="ce22"/>
          <table:table-cell table:style-name="ce25"/>
          <table:table-cell table:style-name="ce28" office:value-type="float" office:value="6" calcext:value-type="float">
            <text:p>6</text:p>
          </table:table-cell>
          <table:table-cell table:style-name="ce33" table:number-columns-spanned="2" table:number-rows-spanned="1"/>
          <table:covered-table-cell table:style-name="ce37"/>
          <table:table-cell table:style-name="ce38"/>
          <table:table-cell table:number-columns-repeated="1016"/>
        </table:table-row>
        <table:table-row table:style-name="ro3">
          <table:table-cell table:style-name="ce9" office:value-type="string" calcext:value-type="string">
            <text:p>Poniżej 95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1"/>
          <table:table-cell table:style-name="ce29"/>
          <table:table-cell table:style-name="ce25"/>
          <table:table-cell table:style-name="ce38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7">
            <text:p>POLECENIA Z każdego testu można zdobyć max. 90 punktów, a więc łącznie 180 punktów. </text:p>
            <text:p>1.Dla każdego ucznia policz łączną liczbę zdobytych punktów z obu testów. </text:p>
            <text:p>2.Aby zaliczyć trzeba uzyskać 45% max. liczby możliwych do zdobycia punktów. 3.Podaj, kto zaliczył, a kto nie (TAK/NIE) – formuła!</text:p>
            <text:p>4.Podaj ocenę każdej osobie (patrz tabelka "Oceny" – poniżej) – formuła! </text:p>
            <text:p>5.Oblicz Ilość uczniów która dostała poszczególne oceny</text:p>
            <text:p>6.Narysuj wykres kołowy – procentowy ilości otrzymanych ocen</text:p>
            <text:p>7.Oblicz ilość razem punktów z każdego testu i łącznie, oraz ilość osób która zaliczyła test </text:p>
            <text:p>8.Oblicz średnią ocen osób, ale tylko spośród tych które otrzymały ocenę 2</text:p>
          </table:table-cell>
          <table:covered-table-cell table:number-columns-repeated="4"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3">
          <table:covered-table-cell table:number-columns-repeated="3" table:style-name="ce11"/>
          <table:covered-table-cell table:style-name="ce26"/>
          <table:covered-table-cell table:style-name="ce11"/>
          <table:covered-table-cell table:style-name="ce34"/>
          <table:covered-table-cell table:style-name="ce26"/>
          <table:covered-table-cell table:style-name="ce11"/>
          <table:table-cell table:number-columns-repeated="1016"/>
        </table:table-row>
        <table:table-row table:style-name="ro3">
          <table:covered-table-cell table:number-columns-repeated="3" table:style-name="ce11"/>
          <table:covered-table-cell table:style-name="ce26"/>
          <table:covered-table-cell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3">
          <table:covered-table-cell table:number-columns-repeated="2" table:style-name="ce11"/>
          <table:covered-table-cell table:style-name="ce23"/>
          <table:covered-table-cell table:number-columns-repeated="2"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4">
          <table:covered-table-cell table:number-columns-repeated="5"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3">
          <table:covered-table-cell table:number-columns-repeated="5"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5">
          <table:covered-table-cell table:style-name="ce12"/>
          <table:covered-table-cell table:number-columns-repeated="4" table:style-name="ce11"/>
          <table:covered-table-cell table:style-name="ce34"/>
          <table:covered-table-cell table:style-name="ce11"/>
          <table:covered-table-cell table:style-name="ce42"/>
          <table:table-cell table:number-columns-repeated="1016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zad 1'.H3:'zad 1'.H22">
            <calcext:condition calcext:apply-style-name="Excel_CondFormat_1_1_1" calcext:value="=5" calcext:base-cell-address="'zad 1'.H3"/>
          </calcext:conditional-format>
        </calcext:conditional-formats>
      </table:table>
      <table:table table:name="zad 2" table:style-name="ta2">
        <office:forms form:automatic-focus="false" form:apply-design-mode="false"/>
        <table:shapes>
          <draw:frame draw:z-index="0" draw:style-name="gr1" draw:text-style-name="P1" svg:width="41.03mm" svg:height="15.91mm" svg:x="67.73mm" svg:y="41.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6">
          <table:table-cell table:style-name="ce44" office:value-type="string" calcext:value-type="string" table:number-columns-spanned="5" table:number-rows-spanned="8">
            <text:p>Narysuj wykres siły grawitacji w zależności od odległości. Siła ta jest wyrażona wzorem zapisanym poniżej. Użyj danych z tabeli z lewej do wyliczenia wartości sił dla różnych odległości, począwszy od 6500 [km]. Wszystkie jednostki są tak dobrane, że możesz przeliczać promień  w kilometrach, a wynik wyjdzie w niutonach. Zakres powinien dochodzić do 50 000 km, a punkty mają być co 100 km.</text:p>
            <text:p>Narysowany wykres ma być liniowy (tylko linie), z opisem osi i tytułem.</text:p>
          </table:table-cell>
          <table:covered-table-cell table:number-columns-repeated="4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style-name="ce9" office:value-type="string" calcext:value-type="string">
            <text:p>M1</text:p>
          </table:table-cell>
          <table:table-cell table:style-name="ce9" table:formula="of:=2*10^26" office:value-type="float" office:value="2E+026" calcext:value-type="float">
            <text:p>2E+026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M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G</text:p>
          </table:table-cell>
          <table:table-cell table:style-name="ce9" table:formula="of:=6.67*10^-17" office:value-type="float" office:value="6.67E-017" calcext:value-type="float">
            <text:p>6,67E-17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 table:number-columns-repeated="3"/>
          <table:table-cell table:style-name="ce45" office:value-type="string" calcext:value-type="string">
            <text:p>R [km]</text:p>
          </table:table-cell>
          <table:table-cell table:style-name="ce45" office:value-type="string" calcext:value-type="string">
            <text:p>F [N]</text:p>
          </table:table-cell>
        </table:table-row>
        <table:table-row table:style-name="ro6">
          <table:table-cell table:number-columns-repeated="3"/>
          <table:table-cell table:style-name="ce9" office:value-type="float" office:value="6500" calcext:value-type="float">
            <text:p>6500</text:p>
          </table:table-cell>
          <table:table-cell table:style-name="ce9"/>
        </table:table-row>
        <table:table-row table:style-name="ro6" table:number-rows-repeated="4">
          <table:table-cell table:number-columns-repeated="3"/>
          <table:table-cell table:style-name="ce9" table:number-columns-repeated="2"/>
        </table:table-row>
        <table:table-row table:style-name="ro6" table:number-rows-repeated="484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1" svg:font-family="'Arial CE'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loext:min-decimal-places="0" number:min-integer-digits="1" number:grouping="true"/>
      <number:text> zł</number:text>
    </number:number-style>
    <number:number-style style:name="N115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zł</number:text>
    </number:number-style>
    <number:number-style style:name="N118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2" style:volatile="true">
      <loext:text> </loext:text>
      <loext:fill-character> </loext:fill-character>
      <number:text>- zł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33cccc"/>
    </style:style>
    <style:style style:name="Excel_5f_BuiltIn_5f_Comma" style:display-name="Excel_BuiltIn_Comma" style:family="table-cell" style:parent-style-name="Default" style:data-style-name="N113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2:58:01.2697194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w1-powtórzeniowe" style:display-name="PageStyle_cw1-powtórzeniow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2:58:01.582430428</meta:creation-date>
    <meta:generator>LibreOffice/5.1.6.2$Linux_x86 LibreOffice_project/10m0$Build-2</meta:generator>
    <meta:editing-duration>PT5M47S</meta:editing-duration>
    <meta:editing-cycles>2</meta:editing-cycles>
    <dc:date>2017-06-01T14:30:48.173461094</dc:date>
    <meta:document-statistic meta:table-count="2" meta:cell-count="212" meta:object-count="1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n>2</mn>
            </msub>
          </mrow>
          <msup>
            <mi>R</mi>
            <mn>2</mn>
          </msup>
        </mfrac>
      </mrow>
    </mrow>
    <annotation encoding="StarMath 5.0">F = G cdot {{M_1 cdot M_2 } over R^2}</annotation>
  </semantics>
</math>
</file>